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0C0000000C6AA06C9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28.42cm" table:align="margins"/>
    </style:style>
    <style:style style:name="Tabella5.A" style:family="table-column">
      <style:table-column-properties style:column-width="28.42cm" style:rel-column-width="65535*"/>
    </style:style>
    <style:style style:name="Tabella5.1" style:family="table-row">
      <style:table-row-properties style:min-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28.42cm" table:align="margins" style:shadow="none"/>
    </style:style>
    <style:style style:name="Tabella1.A" style:family="table-column">
      <style:table-column-properties style:column-width="3.697cm" style:rel-column-width="8527*"/>
    </style:style>
    <style:style style:name="Tabella1.B" style:family="table-column">
      <style:table-column-properties style:column-width="0.797cm" style:rel-column-width="1838*"/>
    </style:style>
    <style:style style:name="Tabella1.f" style:family="table-column">
      <style:table-column-properties style:column-width="0.81cm" style:rel-column-width="1868*"/>
    </style:style>
    <style:style style:name="Tabel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3" style:family="table-cell">
      <style:table-cell-properties style:vertical-align="middle" fo:background-color="transparent" fo:padding="0.049cm" fo:border-left="0.05pt solid #000000" fo:border-right="none" fo:border-top="none" fo:border-bottom="none">
        <style:background-image/>
      </style:table-cell-properties>
    </style:style>
    <style:style style:name="Tabella1.f3" style:family="table-cell">
      <style:table-cell-properties style:vertical-align="middle"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1.4" style:family="table-row">
      <style:table-row-properties style:row-height="0.4cm"/>
    </style:style>
    <style:style style:name="Tabella1.B4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4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bold" officeooo:rsid="00176356" officeooo:paragraph-rsid="001e524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7pt" fo:font-style="normal" style:text-underline-style="none" fo:font-weight="bold" officeooo:rsid="0018c52a" officeooo:paragraph-rsid="0018c52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7pt" fo:font-style="normal" style:text-underline-style="none" fo:font-weight="bold" officeooo:rsid="00180ed3" officeooo:paragraph-rsid="00180ed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7pt" fo:font-style="normal" style:text-underline-style="none" fo:font-weight="bold" officeooo:rsid="002cb6d4" officeooo:paragraph-rsid="002cb6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1cbb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180ed3" officeooo:paragraph-rsid="001e524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2a8b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23ff4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80ed3" officeooo:paragraph-rsid="001cbb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180ed3" officeooo:paragraph-rsid="001e524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085e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6pt" fo:font-style="normal" style:text-underline-style="none" fo:font-weight="normal" officeooo:rsid="00180ed3" officeooo:paragraph-rsid="0032bb1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officeooo:rsid="00180ed3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officeooo:rsid="001e5247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'it_IT')&gt;</text:placeholder></text:p>
      <table:table table:name="Tabella5" table:style-name="Tabella5">
        <table:table-column table:style-name="Tabella5.A"/>
        <table:table-row table:style-name="Tabella5.1">
          <table:table-cell table:style-name="Tabella5.A1" office:value-type="string">
            <text:p text:style-name="P9">FOGLIO PRESENZE <text:span text:style-name="T5">(</text:span><text:span text:style-name="T3"><text:placeholder text:placeholder-type="text">&lt;"%s - %s" % (data['month'], data['year'])&gt;</text:placeholder></text:span><text:span text:style-name="T5">)</text:span></text:p>
          </table:table-cell>
        </table:table-row>
      </table:table>
      <table:table table:name="Tabella1" table:style-name="Tabella1">
        <table:table-column table:style-name="Tabella1.A"/>
        <table:table-column table:style-name="Tabella1.B" table:number-columns-repeated="30"/>
        <table:table-column table:style-name="Tabella1.f"/>
        <table:table-header-rows>
          <table:table-row>
            <table:table-cell table:style-name="Tabella1.A1" office:value-type="string">
              <text:p text:style-name="P13">IMPIEGATO</text:p>
            </table:table-cell>
            <table:table-cell table:style-name="Tabella1.A1" office:value-type="string">
              <text:p text:style-name="P12">1</text:p>
            </table:table-cell>
            <table:table-cell table:style-name="Tabella1.A1" office:value-type="string">
              <text:p text:style-name="P12">2</text:p>
            </table:table-cell>
            <table:table-cell table:style-name="Tabella1.A1" office:value-type="string">
              <text:p text:style-name="P12">3</text:p>
            </table:table-cell>
            <table:table-cell table:style-name="Tabella1.A1" office:value-type="string">
              <text:p text:style-name="P12">4</text:p>
            </table:table-cell>
            <table:table-cell table:style-name="Tabella1.A1" office:value-type="string">
              <text:p text:style-name="P12">5</text:p>
            </table:table-cell>
            <table:table-cell table:style-name="Tabella1.A1" office:value-type="string">
              <text:p text:style-name="P12">6</text:p>
            </table:table-cell>
            <table:table-cell table:style-name="Tabella1.A1" office:value-type="string">
              <text:p text:style-name="P12">7</text:p>
            </table:table-cell>
            <table:table-cell table:style-name="Tabella1.A1" office:value-type="string">
              <text:p text:style-name="P12">8</text:p>
            </table:table-cell>
            <table:table-cell table:style-name="Tabella1.A1" office:value-type="string">
              <text:p text:style-name="P12">9</text:p>
            </table:table-cell>
            <table:table-cell table:style-name="Tabella1.A1" office:value-type="string">
              <text:p text:style-name="P12">10</text:p>
            </table:table-cell>
            <table:table-cell table:style-name="Tabella1.A1" office:value-type="string">
              <text:p text:style-name="P12">11</text:p>
            </table:table-cell>
            <table:table-cell table:style-name="Tabella1.A1" office:value-type="string">
              <text:p text:style-name="P12">12</text:p>
            </table:table-cell>
            <table:table-cell table:style-name="Tabella1.A1" office:value-type="string">
              <text:p text:style-name="P12">13</text:p>
            </table:table-cell>
            <table:table-cell table:style-name="Tabella1.A1" office:value-type="string">
              <text:p text:style-name="P12">14</text:p>
            </table:table-cell>
            <table:table-cell table:style-name="Tabella1.A1" office:value-type="string">
              <text:p text:style-name="P12">15</text:p>
            </table:table-cell>
            <table:table-cell table:style-name="Tabella1.A1" office:value-type="string">
              <text:p text:style-name="P12">16</text:p>
            </table:table-cell>
            <table:table-cell table:style-name="Tabella1.A1" office:value-type="string">
              <text:p text:style-name="P12">17</text:p>
            </table:table-cell>
            <table:table-cell table:style-name="Tabella1.A1" office:value-type="string">
              <text:p text:style-name="P12">18</text:p>
            </table:table-cell>
            <table:table-cell table:style-name="Tabella1.A1" office:value-type="string">
              <text:p text:style-name="P12">19</text:p>
            </table:table-cell>
            <table:table-cell table:style-name="Tabella1.A1" office:value-type="string">
              <text:p text:style-name="P12">20</text:p>
            </table:table-cell>
            <table:table-cell table:style-name="Tabella1.A1" office:value-type="string">
              <text:p text:style-name="P11">21</text:p>
            </table:table-cell>
            <table:table-cell table:style-name="Tabella1.A1" office:value-type="string">
              <text:p text:style-name="P11">22</text:p>
            </table:table-cell>
            <table:table-cell table:style-name="Tabella1.A1" office:value-type="string">
              <text:p text:style-name="P11">23</text:p>
            </table:table-cell>
            <table:table-cell table:style-name="Tabella1.A1" office:value-type="string">
              <text:p text:style-name="P11">24</text:p>
            </table:table-cell>
            <table:table-cell table:style-name="Tabella1.A1" office:value-type="string">
              <text:p text:style-name="P11">25</text:p>
            </table:table-cell>
            <table:table-cell table:style-name="Tabella1.A1" office:value-type="string">
              <text:p text:style-name="P11">26</text:p>
            </table:table-cell>
            <table:table-cell table:style-name="Tabella1.A1" office:value-type="string">
              <text:p text:style-name="P11">27</text:p>
            </table:table-cell>
            <table:table-cell table:style-name="Tabella1.A1" office:value-type="string">
              <text:p text:style-name="P11">28</text:p>
            </table:table-cell>
            <table:table-cell table:style-name="Tabella1.A1" office:value-type="string">
              <text:p text:style-name="P11">29</text:p>
            </table:table-cell>
            <table:table-cell table:style-name="Tabella1.A1" office:value-type="string">
              <text:p text:style-name="P11">30</text:p>
            </table:table-cell>
            <table:table-cell table:style-name="Tabella1.f1" office:value-type="string">
              <text:p text:style-name="P11">31</text:p>
            </table:table-cell>
          </table:table-row>
        </table:table-header-rows>
        <table:table-row>
          <table:table-cell table:style-name="Tabella1.A2" table:number-columns-spanned="32" office:value-type="string">
            <text:p text:style-name="P18"><text:placeholder text:placeholder-type="text">&lt;for each="employee, hours in sorted(get_hours(data).iteritems(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rows-spanned="2" office:value-type="string">
            <text:p text:style-name="P15"><text:placeholder text:placeholder-type="text">&lt;employee&gt;</text:placeholder></text:p>
          </table:table-cell>
          <table:table-cell table:style-name="Tabella1.B3" office:value-type="string">
            <text:p text:style-name="P16"><text:placeholder text:placeholder-type="text">&lt;format_hours(hours[1])&gt;</text:placeholder></text:p>
          </table:table-cell>
          <table:table-cell table:style-name="Tabella1.B3" office:value-type="string">
            <text:p text:style-name="P17"><text:placeholder text:placeholder-type="text">&lt;format_hours(hours[2])&gt;</text:placeholder></text:p>
          </table:table-cell>
          <table:table-cell table:style-name="Tabella1.B3" office:value-type="string">
            <text:p text:style-name="P17"><text:placeholder text:placeholder-type="text">&lt;format_hours(hours[3])&gt;</text:placeholder></text:p>
          </table:table-cell>
          <table:table-cell table:style-name="Tabella1.B3" office:value-type="string">
            <text:p text:style-name="P17"><text:placeholder text:placeholder-type="text">&lt;format_hours(hours[4])&gt;</text:placeholder></text:p>
          </table:table-cell>
          <table:table-cell table:style-name="Tabella1.B3" office:value-type="string">
            <text:p text:style-name="P17"><text:placeholder text:placeholder-type="text">&lt;format_hours(hours[5])&gt;</text:placeholder></text:p>
          </table:table-cell>
          <table:table-cell table:style-name="Tabella1.B3" office:value-type="string">
            <text:p text:style-name="P17"><text:placeholder text:placeholder-type="text">&lt;format_hours(hours[6])&gt;</text:placeholder></text:p>
          </table:table-cell>
          <table:table-cell table:style-name="Tabella1.B3" office:value-type="string">
            <text:p text:style-name="P17"><text:placeholder text:placeholder-type="text">&lt;format_hours(hours[7])&gt;</text:placeholder></text:p>
          </table:table-cell>
          <table:table-cell table:style-name="Tabella1.B3" office:value-type="string">
            <text:p text:style-name="P17"><text:placeholder text:placeholder-type="text">&lt;format_hours(hours[8])&gt;</text:placeholder></text:p>
          </table:table-cell>
          <table:table-cell table:style-name="Tabella1.B3" office:value-type="string">
            <text:p text:style-name="P17"><text:placeholder text:placeholder-type="text">&lt;format_hours(hours[9])&gt;</text:placeholder></text:p>
          </table:table-cell>
          <table:table-cell table:style-name="Tabella1.B3" office:value-type="string">
            <text:p text:style-name="P17"><text:placeholder text:placeholder-type="text">&lt;format_hours(hours[10])&gt;</text:placeholder></text:p>
          </table:table-cell>
          <table:table-cell table:style-name="Tabella1.B3" office:value-type="string">
            <text:p text:style-name="P17"><text:placeholder text:placeholder-type="text">&lt;format_hours(hours[11])&gt;</text:placeholder></text:p>
          </table:table-cell>
          <table:table-cell table:style-name="Tabella1.B3" office:value-type="string">
            <text:p text:style-name="P17"><text:placeholder text:placeholder-type="text">&lt;format_hours(hours[12])&gt;</text:placeholder></text:p>
          </table:table-cell>
          <table:table-cell table:style-name="Tabella1.B3" office:value-type="string">
            <text:p text:style-name="P17"><text:placeholder text:placeholder-type="text">&lt;format_hours(hours[13])&gt;</text:placeholder></text:p>
          </table:table-cell>
          <table:table-cell table:style-name="Tabella1.B3" office:value-type="string">
            <text:p text:style-name="P17"><text:placeholder text:placeholder-type="text">&lt;format_hours(hours[14])&gt;</text:placeholder></text:p>
          </table:table-cell>
          <table:table-cell table:style-name="Tabella1.B3" office:value-type="string">
            <text:p text:style-name="P17"><text:placeholder text:placeholder-type="text">&lt;format_hours(hours[15])&gt;</text:placeholder></text:p>
          </table:table-cell>
          <table:table-cell table:style-name="Tabella1.B3" office:value-type="string">
            <text:p text:style-name="P17"><text:placeholder text:placeholder-type="text">&lt;format_hours(hours[16])&gt;</text:placeholder></text:p>
          </table:table-cell>
          <table:table-cell table:style-name="Tabella1.B3" office:value-type="string">
            <text:p text:style-name="P17"><text:placeholder text:placeholder-type="text">&lt;format_hours(hours[17])&gt;</text:placeholder></text:p>
          </table:table-cell>
          <table:table-cell table:style-name="Tabella1.B3" office:value-type="string">
            <text:p text:style-name="P17"><text:placeholder text:placeholder-type="text">&lt;format_hours(hours[18])&gt;</text:placeholder></text:p>
          </table:table-cell>
          <table:table-cell table:style-name="Tabella1.B3" office:value-type="string">
            <text:p text:style-name="P17"><text:placeholder text:placeholder-type="text">&lt;format_hours(hours[19])&gt;</text:placeholder></text:p>
          </table:table-cell>
          <table:table-cell table:style-name="Tabella1.B3" office:value-type="string">
            <text:p text:style-name="P17"><text:placeholder text:placeholder-type="text">&lt;format_hours(hours[20])&gt;</text:placeholder></text:p>
          </table:table-cell>
          <table:table-cell table:style-name="Tabella1.B3" office:value-type="string">
            <text:p text:style-name="P17"><text:placeholder text:placeholder-type="text">&lt;format_hours(hours[21])&gt;</text:placeholder></text:p>
          </table:table-cell>
          <table:table-cell table:style-name="Tabella1.B3" office:value-type="string">
            <text:p text:style-name="P17"><text:placeholder text:placeholder-type="text">&lt;format_hours(hours[22])&gt;</text:placeholder></text:p>
          </table:table-cell>
          <table:table-cell table:style-name="Tabella1.B3" office:value-type="string">
            <text:p text:style-name="P17"><text:placeholder text:placeholder-type="text">&lt;format_hours(hours[23])&gt;</text:placeholder></text:p>
          </table:table-cell>
          <table:table-cell table:style-name="Tabella1.B3" office:value-type="string">
            <text:p text:style-name="P17"><text:placeholder text:placeholder-type="text">&lt;format_hours(hours[24])&gt;</text:placeholder></text:p>
          </table:table-cell>
          <table:table-cell table:style-name="Tabella1.B3" office:value-type="string">
            <text:p text:style-name="P17"><text:placeholder text:placeholder-type="text">&lt;format_hours(hours[25])&gt;</text:placeholder></text:p>
          </table:table-cell>
          <table:table-cell table:style-name="Tabella1.B3" office:value-type="string">
            <text:p text:style-name="P17"><text:placeholder text:placeholder-type="text">&lt;format_hours(hours[26])&gt;</text:placeholder></text:p>
          </table:table-cell>
          <table:table-cell table:style-name="Tabella1.B3" office:value-type="string">
            <text:p text:style-name="P17"><text:placeholder text:placeholder-type="text">&lt;format_hours(hours[27])&gt;</text:placeholder></text:p>
          </table:table-cell>
          <table:table-cell table:style-name="Tabella1.B3" office:value-type="string">
            <text:p text:style-name="P17"><text:placeholder text:placeholder-type="text">&lt;format_hours(hours[28])&gt;</text:placeholder></text:p>
          </table:table-cell>
          <table:table-cell table:style-name="Tabella1.B3" office:value-type="string">
            <text:p text:style-name="P17"><text:placeholder text:placeholder-type="text">&lt;format_hours(hours[29])&gt;</text:placeholder></text:p>
          </table:table-cell>
          <table:table-cell table:style-name="Tabella1.B3" office:value-type="string">
            <text:p text:style-name="P17"><text:placeholder text:placeholder-type="text">&lt;format_hours(hours[30])&gt;</text:placeholder></text:p>
          </table:table-cell>
          <table:table-cell table:style-name="Tabella1.f3" office:value-type="string">
            <text:p text:style-name="P17"><text:placeholder text:placeholder-type="text">&lt;format_hours(hours[31])&gt;</text:placeholder></text:p>
          </table:table-cell>
        </table:table-row>
        <table:table-row table:style-name="Tabella1.4">
          <table:covered-table-cell/>
          <table:table-cell table:style-name="Tabella1.B4" office:value-type="string">
            <text:p text:style-name="P20"><text:placeholder text:placeholder-type="text">&lt;if test="hours[1]&gt;0 and hours[1]&lt;7"&gt;</text:placeholder><draw:frame draw:style-name="fr2" draw:name="Immagine1" text:anchor-type="as-char" svg:width="0.199cm" svg:height="0.199cm" draw:z-index="1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2]&gt;0 and hours[2]&lt;7"&gt;</text:placeholder><draw:frame draw:style-name="fr2" draw:name="Immagine2" text:anchor-type="as-char" svg:width="0.199cm" svg:height="0.199cm" draw:z-index="2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3]&gt;0 and hours[3]&lt;7"&gt;</text:placeholder><draw:frame draw:style-name="fr2" draw:name="Immagine3" text:anchor-type="as-char" svg:width="0.199cm" svg:height="0.199cm" draw:z-index="3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4]&gt;0 and hours[4]&lt;7"&gt;</text:placeholder><draw:frame draw:style-name="fr2" draw:name="Immagine4" text:anchor-type="as-char" svg:width="0.199cm" svg:height="0.199cm" draw:z-index="4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5]&gt;0 and hours[5]&lt;7"&gt;</text:placeholder><draw:frame draw:style-name="fr2" draw:name="Immagine5" text:anchor-type="as-char" svg:width="0.199cm" svg:height="0.199cm" draw:z-index="5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6]&gt;0 and hours[6]&lt;7"&gt;</text:placeholder><draw:frame draw:style-name="fr2" draw:name="Immagine6" text:anchor-type="as-char" svg:width="0.199cm" svg:height="0.199cm" draw:z-index="6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7]&gt;0 and hours[7]&lt;7"&gt;</text:placeholder><draw:frame draw:style-name="fr2" draw:name="Immagine7" text:anchor-type="as-char" svg:width="0.199cm" svg:height="0.199cm" draw:z-index="7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8]&gt;0 and hours[8]&lt;7"&gt;</text:placeholder><draw:frame draw:style-name="fr2" draw:name="Immagine8" text:anchor-type="as-char" svg:width="0.199cm" svg:height="0.199cm" draw:z-index="8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9]&gt;0 and hours[9]&lt;7"&gt;</text:placeholder><draw:frame draw:style-name="fr2" draw:name="Immagine9" text:anchor-type="as-char" svg:width="0.199cm" svg:height="0.199cm" draw:z-index="9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10]&gt;0 and hours[10]&lt;7"&gt;</text:placeholder><draw:frame draw:style-name="fr2" draw:name="Immagine10" text:anchor-type="as-char" svg:width="0.199cm" svg:height="0.199cm" draw:z-index="10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11]&gt;0 and hours[11]&lt;7"&gt;</text:placeholder><draw:frame draw:style-name="fr2" draw:name="Immagine11" text:anchor-type="as-char" svg:width="0.199cm" svg:height="0.199cm" draw:z-index="11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12]&gt;0 and hours[12]&lt;7"&gt;</text:placeholder><draw:frame draw:style-name="fr2" draw:name="Immagine12" text:anchor-type="as-char" svg:width="0.199cm" svg:height="0.199cm" draw:z-index="12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13]&gt;0 and hours[13]&lt;7"&gt;</text:placeholder><draw:frame draw:style-name="fr2" draw:name="Immagine13" text:anchor-type="as-char" svg:width="0.199cm" svg:height="0.199cm" draw:z-index="13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14]&gt;0 and hours[14]&lt;7"&gt;</text:placeholder><draw:frame draw:style-name="fr2" draw:name="Immagine14" text:anchor-type="as-char" svg:width="0.199cm" svg:height="0.199cm" draw:z-index="14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15]&gt;0 and hours[15]&lt;7"&gt;</text:placeholder><draw:frame draw:style-name="fr2" draw:name="Immagine15" text:anchor-type="as-char" svg:width="0.199cm" svg:height="0.199cm" draw:z-index="15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16]&gt;0 and hours[16]&lt;7"&gt;</text:placeholder><draw:frame draw:style-name="fr2" draw:name="Immagine16" text:anchor-type="as-char" svg:width="0.199cm" svg:height="0.199cm" draw:z-index="16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17]&gt;0 and hours[17]&lt;7"&gt;</text:placeholder><draw:frame draw:style-name="fr2" draw:name="Immagine17" text:anchor-type="as-char" svg:width="0.199cm" svg:height="0.199cm" draw:z-index="17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18]&gt;0 and hours[18]&lt;7"&gt;</text:placeholder><draw:frame draw:style-name="fr2" draw:name="Immagine18" text:anchor-type="as-char" svg:width="0.199cm" svg:height="0.199cm" draw:z-index="18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19]&gt;0 and hours[19]&lt;7"&gt;</text:placeholder><draw:frame draw:style-name="fr2" draw:name="Immagine19" text:anchor-type="as-char" svg:width="0.199cm" svg:height="0.199cm" draw:z-index="19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20]&gt;0 and hours[20]&lt;7"&gt;</text:placeholder><draw:frame draw:style-name="fr2" draw:name="Immagine20" text:anchor-type="as-char" svg:width="0.199cm" svg:height="0.199cm" draw:z-index="20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21]&gt;0 and hours[21]&lt;7"&gt;</text:placeholder><draw:frame draw:style-name="fr2" draw:name="Immagine21" text:anchor-type="as-char" svg:width="0.199cm" svg:height="0.199cm" draw:z-index="21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22]&gt;0 and hours[22]&lt;7"&gt;</text:placeholder><draw:frame draw:style-name="fr2" draw:name="Immagine22" text:anchor-type="as-char" svg:width="0.199cm" svg:height="0.199cm" draw:z-index="22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23]&gt;0 and hours[23]&lt;7"&gt;</text:placeholder><draw:frame draw:style-name="fr2" draw:name="Immagine23" text:anchor-type="as-char" svg:width="0.199cm" svg:height="0.199cm" draw:z-index="23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24]&gt;0 and hours[24]&lt;7"&gt;</text:placeholder><draw:frame draw:style-name="fr2" draw:name="Immagine24" text:anchor-type="as-char" svg:width="0.199cm" svg:height="0.199cm" draw:z-index="24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25]&gt;0 and hours[25]&lt;7"&gt;</text:placeholder><draw:frame draw:style-name="fr2" draw:name="Immagine25" text:anchor-type="as-char" svg:width="0.199cm" svg:height="0.199cm" draw:z-index="25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26]&gt;0 and hours[26]&lt;7"&gt;</text:placeholder><draw:frame draw:style-name="fr2" draw:name="Immagine26" text:anchor-type="as-char" svg:width="0.199cm" svg:height="0.199cm" draw:z-index="26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27]&gt;0 and hours[27]&lt;7"&gt;</text:placeholder><draw:frame draw:style-name="fr2" draw:name="Immagine27" text:anchor-type="as-char" svg:width="0.199cm" svg:height="0.199cm" draw:z-index="27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28]&gt;0 and hours[28]&lt;7"&gt;</text:placeholder><draw:frame draw:style-name="fr2" draw:name="Immagine28" text:anchor-type="as-char" svg:width="0.199cm" svg:height="0.199cm" draw:z-index="28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29]&gt;0 and hours[29]&lt;7"&gt;</text:placeholder><draw:frame draw:style-name="fr2" draw:name="Immagine29" text:anchor-type="as-char" svg:width="0.199cm" svg:height="0.199cm" draw:z-index="29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B4" office:value-type="string">
            <text:p text:style-name="P21"><text:placeholder text:placeholder-type="text">&lt;if test="hours[30]&gt;0 and hours[30]&lt;7"&gt;</text:placeholder><draw:frame draw:style-name="fr2" draw:name="Immagine30" text:anchor-type="as-char" svg:width="0.199cm" svg:height="0.199cm" draw:z-index="30"><draw:image xlink:href="Pictures/100000000000000C0000000C6AA06C9C.png" xlink:type="simple" xlink:show="embed" xlink:actuate="onLoad"/></draw:frame><text:placeholder text:placeholder-type="text">&lt;/if&gt;</text:placeholder></text:p>
          </table:table-cell>
          <table:table-cell table:style-name="Tabella1.f4" office:value-type="string">
            <text:p text:style-name="P21"><text:placeholder text:placeholder-type="text">&lt;if test="hours[31]&gt;0 and hours[31]&lt;7"&gt;</text:placeholder><draw:frame draw:style-name="fr2" draw:name="Immagine31" text:anchor-type="as-char" svg:width="0.199cm" svg:height="0.199cm" draw:z-index="31"><draw:image xlink:href="Pictures/100000000000000C0000000C6AA06C9C.png" xlink:type="simple" xlink:show="embed" xlink:actuate="onLoad"/></draw:frame><text:placeholder text:placeholder-type="text">&lt;/if&gt;</text:placeholder></text:p>
          </table:table-cell>
        </table:table-row>
        <table:table-row>
          <table:table-cell table:style-name="Tabella1.A2" table:number-columns-spanned="32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8.42cm" table:align="margins"/>
    </style:style>
    <style:style style:name="Tabella2.A" style:family="table-column">
      <style:table-column-properties style:column-width="3.582cm" style:rel-column-width="8262*"/>
    </style:style>
    <style:style style:name="Tabella2.B" style:family="table-column">
      <style:table-column-properties style:column-width="24.837cm" style:rel-column-width="57273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1"><draw:frame draw:style-name="Mfr1" draw:name="image: asimage(company.logo)" text:anchor-type="as-char" svg:width="3.475cm" style:rel-width="99%" svg:height="2.521cm" style:rel-height="scale-min" draw:z-index="0"><draw:text-box><text:p text:style-name="MP2"/></draw:text-box></draw:frame></text:p>
            </table:table-cell>
            <table:table-cell table:style-name="Tabella2.B1" office:value-type="string">
              <text:p text:style-name="MP3"><text:placeholder text:placeholder-type="text">&lt;company.name&gt;</text:placeholder></text:p>
              <text:p text:style-name="MP4"><text:placeholder text:placeholder-type="text">&lt;setLang(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2.A1" table:number-columns-spanned="2" office:value-type="string">
              <text:p text:style-name="MP7">Pag. <text:page-number text:select-page="current">1</text:page-number> di <text:page-count>1</text:page-count></text:p>
              <text:p text:style-name="MP7"/>
            </table:table-cell>
            <table:covered-table-cell/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5-22T11:54:41.208801795</dc:date>
    <meta:editing-duration>P5DT14H54M46S</meta:editing-duration>
    <meta:editing-cycles>606</meta:editing-cycles>
    <meta:generator>LibreOffice/4.3.3.2$Linux_X86_64 LibreOffice_project/430m0$Build-2</meta:generator>
    <dc:creator>thebrush </dc:creator>
    <meta:document-statistic meta:table-count="3" meta:image-count="31" meta:object-count="0" meta:page-count="1" meta:paragraph-count="107" meta:word-count="222" meta:character-count="2460" meta:non-whitespace-character-count="2340"/>
    <meta:user-defined meta:name="Info 1"/>
    <meta:user-defined meta:name="Info 2"/>
    <meta:user-defined meta:name="Info 3"/>
    <meta:user-defined meta:name="Info 4"/>
  </office:meta>
</office:document-meta>
</file>